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853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105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958cm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809cm" loext:decorative="false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Compiladores paralelizadores e as </text:span><text:span text:style-name="T2">linguagens Linda, Java e HPF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bordagens para Explorar o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lelismo Implícito</text:p>
                <text:list>
                  <text:list-item>
                    <text:p>Mantém a sintaxe da codificação sequencial</text:p>
                  </text:list-item>
                  <text:list-item>
                    <text:p>O compilador traduz o código sequencial para sua forma paralela automaticamente</text:p>
                  </text:list-item>
                  <text:list-item>
                    <text:p>Oculta a complexidade do paralelismo ao programador</text:p>
                  </text:list-item>
                  <text:list-item>
                    <text:p>Compiladores mais complexos</text:p>
                  </text:list-item>
                  <text:list-item>
                    <text:p>Limitações na detecção automática de paralelismo</text:p>
                  </text:list-item>
                </text:list>
              </text:list-item>
              <text:list-item>
                <text:p>Paralelismo Explícito</text:p>
                <text:list>
                  <text:list-item>
                    <text:p>Linguagens ampliadas com construtores específicos para paralelismo, ex.: OpenMP, MPI</text:p>
                  </text:list-item>
                  <text:list-item>
                    <text:p>Ou criação de novas linguagens, ex.: HPF, Linda</text:p>
                  </text:list-item>
                  <text:list-item>
                    <text:p>O programador especifica o que pode/deve ser executado em paralelo</text:p>
                  </text:list-item>
                  <text:list-item>
                    <text:p>Maior controle sobre o desempenho</text:p>
                  </text:list-item>
                  <text:list-item>
                    <text:p>Exige conhecimento profundo do algoritmo e da arquite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piladores vs. Paralelizaçã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8"><text:span text:style-name="T4">Linguagens para Programação Paralela</text:span></text:p>
                <text:list>
                  <text:list-item>
                    <text:p text:style-name="P9"><text:span text:style-name="T5">Declarativas (Lógicas e Funcionais), ex: Haskell, Prolog</text:span></text:p>
                    <text:list>
                      <text:list-item>
                        <text:p text:style-name="P10"><text:span text:style-name="T6">Paralelismo de granulação fina</text:span></text:p>
                      </text:list-item>
                      <text:list-item>
                        <text:p text:style-name="P10"><text:span text:style-name="T6">Explorado naturalmente por compiladores específicos</text:span></text:p>
                      </text:list-item>
                      <text:list-item>
                        <text:p text:style-name="P10"><text:span text:style-name="T6">Exemplos: Sisal, Val, Haskell</text:span></text:p>
                      </text:list-item>
                    </text:list>
                  </text:list-item>
                  <text:list-item>
                    <text:p text:style-name="P9"><text:span text:style-name="T5">Imperativas, ex.: C, Python</text:span></text:p>
                    <text:list>
                      <text:list-item>
                        <text:p text:style-name="P10"><text:span text:style-name="T6">Compiladores Paralelizadores</text:span></text:p>
                        <text:list>
                          <text:list-item>
                            <text:p text:style-name="P10"><text:span text:style-name="T7">Geram versões paralelas de programas sequenciais</text:span></text:p>
                          </text:list-item>
                          <text:list-item>
                            <text:p text:style-name="P10"><text:span text:style-name="T7">Exigem pouco conhecimento extra do usuário</text:span></text:p>
                          </text:list-item>
                          <text:list-item>
                            <text:p text:style-name="P10"><text:span text:style-name="T7">Desempenho modesto, mas útil para certas aplicações</text:span></text:p>
                          </text:list-item>
                          <text:list-item>
                            <text:p text:style-name="P10"><text:span text:style-name="T7">Ex.: Oxygen (C#-like), OSCAR (OpenMP Compiler ARchitecture)</text:span></text:p>
                          </text:list-item>
                        </text:list>
                      </text:list-item>
                      <text:list-item>
                        <text:p text:style-name="P10"><text:span text:style-name="T6">Extensões Paralelas (Bibliotecas):</text:span></text:p>
                        <text:list>
                          <text:list-item>
                            <text:p text:style-name="P10"><text:span text:style-name="T7">Usam primitivas da linguagem hospedeira</text:span></text:p>
                          </text:list-item>
                          <text:list-item>
                            <text:p text:style-name="P10"><text:span text:style-name="T7">Não exigem aprendizado de nova linguagem</text:span></text:p>
                          </text:list-item>
                          <text:list-item>
                            <text:p text:style-name="P10"><text:span text:style-name="T7">Melhor desempenho que compiladores paralelizadores (bibliotecas geralmente são mais otimizadas ao longo do tempo)</text:span></text:p>
                          </text:list-item>
                          <text:list-item>
                            <text:p text:style-name="P10"><text:span text:style-name="T7">Ex.: Biblioteca M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afio Principal</text:p>
                <text:list>
                  <text:list-item>
                    <text:p>Detectar paralelismo implícito em sequências de instruções</text:p>
                  </text:list-item>
                  <text:list-item>
                    <text:p>Requer análise de dependências de dados entre instruções</text:p>
                  </text:list-item>
                </text:list>
              </text:list-item>
              <text:list-item>
                <text:p>Condições para Paralelismo</text:p>
                <text:list>
                  <text:list-item>
                    <text:p>Se não houver dependências de dados, as instruções podem ser executadas simultaneamente</text:p>
                  </text:list-item>
                  <text:list-item>
                    <text:p>Se houver dependências, o compilador realiza otimizações</text:p>
                    <text:list>
                      <text:list-item>
                        <text:p>Rearranjo de índices em loops</text:p>
                      </text:list-item>
                      <text:list-item>
                        <text:p>Remoção de operações desnecessárias dentro de l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mpiladores Paralelizadores</text:p>
                <text:list>
                  <text:list-item>
                    <text:p>Laços de repetição (loops) em códigos sequenciais são o foco principal</text:p>
                    <text:list>
                      <text:list-item>
                        <text:p>Especialmente em cálculos científicos</text:p>
                      </text:list-item>
                    </text:list>
                  </text:list-item>
                </text:list>
              </text:list-item>
              <text:list-item>
                <text:p>Tarefas do Compilador Paralelizador</text:p>
                <text:list>
                  <text:list-item>
                    <text:p>Identificar regiões com potencial de paralelismo</text:p>
                  </text:list-item>
                  <text:list-item>
                    <text:p>Mapear o paralelismo na arquitetura da máquina alvo</text:p>
                  </text:list-item>
                  <text:list-item>
                    <text:p>Gerar e otimizar código parale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Técnicas e Exemplos de 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e Técnicas</text:p>
                <text:list>
                  <text:list-item>
                    <text:p>Arquiteturas Vetoriais</text:p>
                    <text:list>
                      <text:list-item>
                        <text:p>Compiladores vetorizadores convertem laços em instruções vetoriais</text:p>
                      </text:list-item>
                      <text:list-item>
                        <text:p>Operações são executadas em pipeline</text:p>
                      </text:list-item>
                      <text:list-item>
                        <text:p>Desempenho aumenta com o número de laços convertidos</text:p>
                      </text:list-item>
                    </text:list>
                  </text:list-item>
                  <text:list-item>
                    <text:p>Arquiteturas Multiprocessadas</text:p>
                    <text:list>
                      <text:list-item>
                        <text:p>Compiladores particionam instruções de laços entre processadores</text:p>
                      </text:list-item>
                      <text:list-item>
                        <text:p>Técnicas de paralelização e vetorização podem ser combinadas</text:p>
                      </text:list-item>
                    </text:list>
                  </text:list-item>
                </text:list>
              </text:list-item>
              <text:list-item>
                <text:p>Exemplos de Compiladores Paralelizadores/Vetorizadores:</text:p>
                <text:list>
                  <text:list-item>
                    <text:p>Oxigen, OSCAR, PARADIGM, SUIF, Parafrase2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.611cm" svg:height="4.103cm" svg:x="14.389cm" svg:y="16.897cm">
          <draw:text-box>
            <text:list text:style-name="L2">
              <text:list-item>
                <text:p text:style-name="P11">A CPU divide a execução em estágios (fetch, decode, execute, write-back)</text:p>
              </text:list-item>
              <text:list-item>
                <text:p text:style-name="P11">Enquanto uma instrução está no estágio execute, a próxima já está no decode, e assim por diante</text:p>
              </text:list-item>
            </text:list>
          </draw:text-box>
        </draw:frame>
        <draw:line draw:style-name="gr4" draw:text-style-name="P13" draw:layer="layout" svg:x1="21.956cm" svg:y1="16.897cm" svg:x2="14.482cm" svg:y2="8.356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Análise de Dependências de Dad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dentificar dependências de dados para detectar paralelismo implícito e otimizar programas sequenciais</text:p>
                <text:list>
                  <text:list-item>
                    <text:p>Dependência Verdadeira (RAW - Read After Write)</text:p>
                    <text:list>
                      <text:list-item>
                        <text:p>Ex.: A = B + C <text:s/>→ <text:s/>D = A + 2</text:p>
                        <text:list>
                          <text:list-item>
                            <text:p>A instrução 2 depende do valor de A gerado na instrução 1</text:p>
                          </text:list-item>
                        </text:list>
                      </text:list-item>
                    </text:list>
                  </text:list-item>
                  <text:list-item>
                    <text:p>Antidependência (WAR - Write After Read)</text:p>
                    <text:list>
                      <text:list-item>
                        <text:p>Ex.: A = B + C <text:s/>→ <text:s/>B = D / 2</text:p>
                        <text:list>
                          <text:list-item>
                            <text:p>A instrução 1 usa o valor antigo de B antes de ser atualizado na 2</text:p>
                          </text:list-item>
                        </text:list>
                      </text:list-item>
                    </text:list>
                  </text:list-item>
                  <text:list-item>
                    <text:p>Dependência de Saída (WAW - Write After Write)</text:p>
                    <text:list>
                      <text:list-item>
                        <text:p>Ex.: A = B + C <text:s/>→ <text:s/>A = E + F</text:p>
                        <text:list>
                          <text:list-item>
                            <text:p>A ordem de execução afeta o valor final de A</text:p>
                          </text:list-item>
                        </text:list>
                      </text:list-item>
                    </text:list>
                  </text:list-item>
                  <text:list-item>
                    <text:p>Dependência de Controle</text:p>
                    <text:list>
                      <text:list-item>
                        <text:p>Ex.: if (X &gt;= 0) then A = A + 2 <text:s/>→ <text:s/>B = A * 3</text:p>
                        <text:list>
                          <text:list-item>
                            <text:p>Ocorre em desvios condicionai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pendências em Laços de Repeti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RAW entre as instruções 1 e 2 na mesma iteração</text:p>
                <text:list>
                  <text:list-header>
                    <text:p>do I = 2, N </text:p>
                    <text:p><text:s text:c="3"/>A(I) = B(I) + C(I)</text:p>
                    <text:p><text:s text:c="3"/>D(I) = A(I)</text:p>
                    <text:p>end do</text:p>
                  </text:list-header>
                </text:list>
              </text:list-item>
              <text:list-item>
                <text:p>Dependência RAW entre iterações (valor de A da iteração anterior)</text:p>
                <text:list>
                  <text:list-header>
                    <text:p>do I = 2, N</text:p>
                    <text:p><text:s text:c="3"/>A(I) = B(I) + C(I)</text:p>
                    <text:p><text:s text:c="3"/>D(I) = A(I-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WAR (antidependência) entre iterações</text:p>
                <text:list>
                  <text:list-header>
                    <text:p>do I = 2, N</text:p>
                    <text:p><text:s text:c="3"/>A(I) = B(I) + C(I)</text:p>
                    <text:p><text:s text:c="3"/>D(I) = A(I+1)</text:p>
                    <text:p>end do</text:p>
                  </text:list-header>
                </text:list>
              </text:list-item>
            </text:list>
          </draw:text-box>
        </draw:frame>
        <draw:frame draw:style-name="gr5" draw:text-style-name="P14" draw:layer="layout" svg:width="11.651cm" svg:height="8.355cm" svg:x="6.266cm" svg:y="11.651cm">
          <draw:text-box>
            <text:p>Uma iteração lê um dado “A(I+1)” antes que <text:span text:style-name="T8">outra iteração</text:span> sobrescreva esse mesmo dado “A(I)”</text:p>
          </draw:text-box>
        </draw:frame>
        <draw:line draw:style-name="gr6" draw:text-style-name="P13" draw:layer="layout" svg:x1="6.266cm" svg:y1="14.064cm" svg:x2="3.62cm" svg:y2="7.612cm">
          <text:p/>
        </draw:line>
        <draw:line draw:style-name="gr7" draw:text-style-name="P13" draw:layer="layout" svg:x1="15.689cm" svg:y1="11.279cm" svg:x2="8.309cm" svg:y2="8.633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Vetorização de Instruções</text:p>
          </draw:text-box>
        </draw:frame>
        <draw:frame presentation:style-name="pr1" draw:layer="layout" svg:width="26.758cm" svg:height="16.5cm" svg:x="1cm" svg:y="4cm" presentation:class="outline" presentation:user-transformed="true">
          <draw:text-box>
            <text:list text:style-name="L1">
              <text:list-item>
                <text:p>Arquiteturas Vetoriais</text:p>
                <text:list>
                  <text:list-item>
                    <text:p>Operações executadas pelo processador em pipeline e em vários ciclos</text:p>
                  </text:list-item>
                  <text:list-item>
                    <text:p>É como se fosse um laço de repetição executado automaticamente pelo hardware</text:p>
                  </text:list-item>
                  <text:list-item>
                    <text:p>Compiladores vetorizadores convertem laços de software em instruções vetoriais (hardware)</text:p>
                  </text:list-item>
                </text:list>
              </text:list-item>
              <text:list-item>
                <text:p>Código original</text:p>
                <text:list>
                  <text:list-header>
                    <text:p>do I = 1, N</text:p>
                    <text:p><text:s text:c="3"/>A(I) = B(I+2) + C(I+1)</text:p>
                    <text:p>end do</text:p>
                  </text:list-header>
                </text:list>
              </text:list-item>
              <text:list-item>
                <text:p>Código vetorizado</text:p>
                <text:list>
                  <text:list-item>
                    <text:p>A(1:N) = B(3:N+2) + C(2:N+1)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9.515cm" svg:height="4.208cm" svg:x="17.871cm" svg:y="16.292cm">
          <draw:text-box>
            <text:p>representa todos os elementos de C começando do índice 2 e indo até o índice N+1</text:p>
          </draw:text-box>
        </draw:frame>
        <draw:line draw:style-name="gr9" draw:text-style-name="P13" draw:layer="layout" svg:x1="17.499cm" svg:y1="17.731cm" svg:x2="14.064cm" svg:y2="19.031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aralel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ir iterações de laços entre processadores em arquiteturas multiprocessadas</text:p>
                <text:list>
                  <text:list-item>
                    <text:p>Iterações Independentes. Paralelização possível no laço externo “I”</text:p>
                    <text:list>
                      <text:list-header>
                        <text:p>do I = 1, N</text:p>
                        <text:p><text:s text:c="3"/>do J = 2, N</text:p>
                        <text:p><text:s text:c="6"/>A(I,J) = B(I,J) + C(I,J)</text:p>
                        <text:p><text:s text:c="6"/>C(I,J) = D(I,J) / 2</text:p>
                        <text:p><text:s text:c="6"/>E(I,J) = A(I,J-1)**2 + E(I,J-1)</text:p>
                        <text:p><text:s text:c="3"/>end do</text:p>
                        <text:p>end do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Iterações Dependentes. Sincronização necessária devido à dependência entre iterações</text:p>
                    <text:list>
                      <text:list-header>
                        <text:p>do I = 2, N</text:p>
                        <text:p><text:s text:c="3"/>A(I) = B(I) + C(I)</text:p>
                        <text:p><text:s text:c="3"/>C(I) = D(I) * 2</text:p>
                        <text:p><text:s text:c="3"/>E(I) = C(I) + A(I-1)</text:p>
                        <text:p>end do</text:p>
                      </text:list-header>
                    </text:list>
                  </text:list-item>
                </text:list>
              </text:list-item>
              <text:list-item>
                <text:p>Escalonamento em Blocos Contínuos</text:p>
                <text:list>
                  <text:list-item>
                    <text:p>As iterações do loop são divididas em blocos contínuos, onde cada processador recebe um conjunto sequencial de iterações</text:p>
                  </text:list-item>
                </text:list>
              </text:list-item>
              <text:list-item>
                <text:p>Auto-Escalonamento (Self-Scheduling)</text:p>
                <text:list>
                  <text:list-item>
                    <text:p>As iterações são atribuídas dinamicamente aos processadores conforme eles ficam disponíveis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10.583cm" svg:height="5.059cm" svg:x="16.803cm" svg:y="6.359cm">
          <draw:text-box>
            <text:p>causa uma dependência entre a iteração atual (I) e a iteração anterior (I-1), o que requer sincronização ou mecanismos de hardware que gerenciem essa espera</text:p>
          </draw:text-box>
        </draw:frame>
        <draw:line draw:style-name="gr11" draw:text-style-name="P13" draw:layer="layout" svg:x1="16.803cm" svg:y1="6.73cm" svg:x2="9.376cm" svg:y2="9.515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Linguagem Linda (1985): Programação Paralela Baseada em Espaço de Tupla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Fornece uma memória compartilhada distribuída, conhecida como espaço de tupla porque sua unidade endereçável básica é uma tupla</text:p>
              </text:list-item>
              <text:list-item>
                <text:p>O espaço de tupla é "logicamente compartilhado por processos", que são chamados de trabalhadores que armazenam e recuperam tuplas</text:p>
              </text:list-item>
              <text:list-item>
                <text:p>Permite comunicação e sincronização entre processos de forma assíncrona</text:p>
              </text:list-item>
              <text:list-item>
                <text:p>Não depende de uma linguagem específica; pode ser integrada a várias linguagens (ex.: C, Fortran)</text:p>
              </text:list-item>
              <text:list-item>
                <text:p>Insere/remove/lê uma tupla do espaço compartilhado</text:p>
              </text:list-item>
              <text:list-item>
                <text:p>Foco em comunicação indireta e coordenação implícita</text:p>
              </text:list-item>
              <text:list-item>
                <text:p>Ideal para sistemas distribuídos e ambientes heterogêne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3.741cm" svg:height="2.635cm" svg:x="1cm" svg:y="0.183cm" presentation:class="title" presentation:user-transformed="true">
          <draw:text-box>
            <text:p>Linguagem Java: Paralelismo Explícito com Threads e Concorrên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ava oferece suporte nativo para programação paralela através de threads e bibliotecas de concorrência</text:p>
              </text:list-item>
              <text:list-item>
                <text:p>A linguagem é amplamente usada em sistemas distribuídos e multicore</text:p>
              </text:list-item>
              <text:list-item>
                <text:p>Possui recursos para threads, concorrência, e memória compartilhada</text:p>
              </text:list-item>
              <text:list-item>
                <text:p>Facilidade de uso com APIs bem documentadas</text:p>
              </text:list-item>
              <text:list-item>
                <text:p>Grande ecossistema e suporte para frameworks paralelos (ex.: Hadoop, Spark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2cm" presentation:class="title" presentation:user-transformed="true">
          <draw:text-box>
            <text:p>Linguagem HPF (High-Performance Fortran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Extensão da linguagem Fortran para programação paralela em sistemas de memória distribuída</text:p>
              </text:list-item>
              <text:list-item>
                <text:p>Principais Características</text:p>
                <text:list>
                  <text:list-item>
                    <text:p>Diretivas de Paralelismo</text:p>
                    <text:list>
                      <text:list-item>
                        <text:p>Anotações no código (ex.: DISTRIBUTE, ALIGN) guiam o compilador na distribuição de dados e tarefas</text:p>
                      </text:list-item>
                    </text:list>
                  </text:list-item>
                  <text:list-item>
                    <text:p>Modelo de Dados Distribuídos</text:p>
                    <text:list>
                      <text:list-item>
                        <text:p>Arrays são divididos entre processadores para processamento paralelo</text:p>
                      </text:list-item>
                    </text:list>
                  </text:list-item>
                  <text:list-item>
                    <text:p>Foco em Granularidade Grossa</text:p>
                    <text:list>
                      <text:list-item>
                        <text:p>Adequado para problemas que envolvem grandes conjuntos de dados</text:p>
                      </text:list-item>
                    </text:list>
                  </text:list-item>
                  <text:list-item>
                    <text:p>Mantém a sintaxe familiar do Fortran</text:p>
                  </text:list-item>
                  <text:list-item>
                    <text:p>Alta performance em sistemas de memória distribu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4T12:04:03.178691315</dc:date>
    <meta:editing-duration>P2DT5H48M42S</meta:editing-duration>
    <meta:editing-cycles>307</meta:editing-cycles>
    <meta:generator>LibreOffice/25.2.3.2$Linux_X86_64 LibreOffice_project/520$Build-2</meta:generator>
    <meta:document-statistic meta:object-count="9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